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Mapping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Mapping.setServletName( String servle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Mapping.getUrl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Mapping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Mapping.setUrlPattern( String url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Mapping.Servlet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Mapping.getServl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